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f8414"/>
    </style:style>
    <style:style style:name="P3" style:family="paragraph" style:parent-style-name="Text_20_body">
      <style:text-properties fo:language="en" fo:country="US" officeooo:rsid="002af7f5" officeooo:paragraph-rsid="002af7f5"/>
    </style:style>
    <style:style style:name="P4" style:family="paragraph" style:parent-style-name="Text_20_body">
      <style:text-properties officeooo:rsid="00337e45" officeooo:paragraph-rsid="00356ac5"/>
    </style:style>
    <style:style style:name="P5" style:family="paragraph" style:parent-style-name="Text_20_body">
      <style:text-properties officeooo:rsid="0036e336" officeooo:paragraph-rsid="0036e336"/>
    </style:style>
    <style:style style:name="P6" style:family="paragraph" style:parent-style-name="Standard">
      <style:text-properties officeooo:rsid="00356ac5" officeooo:paragraph-rsid="00356ac5"/>
    </style:style>
    <style:style style:name="P7" style:family="paragraph" style:parent-style-name="Standard">
      <style:text-properties officeooo:rsid="00356ac5" officeooo:paragraph-rsid="00356ac5"/>
    </style:style>
    <style:style style:name="P8" style:family="paragraph" style:parent-style-name="Standard" style:list-style-name="L2">
      <style:text-properties officeooo:rsid="00356ac5" officeooo:paragraph-rsid="00356ac5"/>
    </style:style>
    <style:style style:name="P9" style:family="paragraph" style:parent-style-name="Standard" style:list-style-name="L2">
      <style:text-properties officeooo:rsid="00356ac5" officeooo:paragraph-rsid="00367eec"/>
    </style:style>
    <style:style style:name="P10" style:family="paragraph" style:parent-style-name="Standard" style:list-style-name="L3">
      <style:text-properties officeooo:rsid="00356ac5" officeooo:paragraph-rsid="00356ac5"/>
    </style:style>
    <style:style style:name="P11" style:family="paragraph" style:parent-style-name="Standard" style:list-style-name="L1">
      <style:text-properties officeooo:paragraph-rsid="00356ac5"/>
    </style:style>
    <style:style style:name="P12" style:family="paragraph" style:parent-style-name="Standard" style:list-style-name="L2">
      <style:text-properties officeooo:paragraph-rsid="00356ac5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1">
      <style:text-properties fo:language="en" fo:country="US"/>
    </style:style>
    <style:style style:name="P15" style:family="paragraph" style:parent-style-name="Table_20_Contents">
      <style:text-properties fo:color="#464453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2a0f7b"/>
    </style:style>
    <style:style style:name="T2" style:family="text">
      <style:text-properties officeooo:rsid="00316dbd"/>
    </style:style>
    <style:style style:name="T3" style:family="text">
      <style:text-properties officeooo:rsid="00356ac5"/>
    </style:style>
    <style:style style:name="T4" style:family="text">
      <style:text-properties officeooo:rsid="00367582"/>
    </style:style>
    <style:style style:name="T5" style:family="text">
      <style:text-properties officeooo:rsid="00376d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Concept</text:h>
      <text:h text:style-name="P13" text:outline-level="2">Game <text:span text:style-name="T1">a</text:span>nalysis</text:h>
      <text:p text:style-name="P2">You will lead the team of Sophie, Calcifer, Markl and the Witch of the Waste <text:span text:style-name="T2">to</text:span> save the kingdom from a terrible fate.</text:p>
      <text:h text:style-name="P13" text:outline-level="2">Platforms</text:h>
      <text:p text:style-name="P1">The game will be developed using Unity as a game engine, and compiled for the following platforms: Windows, PlayStation 4, Xbox One, Wii U, Nintendo Switch.</text:p>
      <text:h text:style-name="P13" text:outline-level="2">Target <text:span text:style-name="T1">a</text:span>udience</text:h>
      <text:p text:style-name="P3">The target audience for this project is college students with experience playing games. Although the game has a variety of elements that are aimed to appeal to a wide audience. Gamer experience is another factor. Although the storyline and content should be intricate and involving enough to hold the attention of “hardcore” gamers, the mini-games and puzzles will be designed to appeal to more casual gamers.</text:p>
      <text:h text:style-name="Heading_20_2" text:outline-level="2">Gameplay mechanics</text:h>
      <text:p text:style-name="P5"><text:span text:style-name="T5">The game is a single-player game </text:span>based on the Dungeon&amp;Dragons role book edition 1.</text:p>
      <text:h text:style-name="Heading_20_2" text:outline-level="2">Control scheme</text:h>
      <text:p text:style-name="P4">The player will use the controller (or the keyboard if present) to move the led character using a third-person view. </text:p>
      <text:p text:style-name="P6">D-Pad:</text:p>
      <text:list xml:id="list433569856" text:style-name="L1">
        <text:list-item>
          <text:p text:style-name="P11"><text:span text:style-name="T3">L</text:span>eft and right arrow the character rotate on its Y-axis.</text:p>
        </text:list-item>
        <text:list-item>
          <text:p text:style-name="P11"><text:span text:style-name="T3">U</text:span>p and down arrow the character advances or recedes.</text:p>
        </text:list-item>
      </text:list>
      <text:p text:style-name="P6">Face buttons:</text:p>
      <text:list xml:id="list1518641603" text:style-name="L2">
        <text:list-item>
          <text:p text:style-name="P12"><text:span text:style-name="T3">B</text:span>ottom <text:span text:style-name="T3">button the character jump.</text:span></text:p>
        </text:list-item>
        <text:list-item>
          <text:p text:style-name="P8">Right button the character attack.</text:p>
        </text:list-item>
        <text:list-item>
          <text:p text:style-name="P9">Left button the character <text:span text:style-name="T4">use the selected item (if available)</text:span>.</text:p>
        </text:list-item>
        <text:list-item>
          <text:p text:style-name="P8">Up button the character use <text:span text:style-name="T4">the selected</text:span> magic <text:span text:style-name="T4">(if available)</text:span>.</text:p>
        </text:list-item>
      </text:list>
      <text:p text:style-name="P6">Shoulder buttons:</text:p>
      <text:list xml:id="list2139961477" text:style-name="L3">
        <text:list-item>
          <text:p text:style-name="P10">Top-right: next magic.</text:p>
        </text:list-item>
        <text:list-item>
          <text:p text:style-name="P10">Top-left: previous magic.</text:p>
        </text:list-item>
        <text:list-item>
          <text:p text:style-name="P10">Bottom-right: next item.</text:p>
        </text:list-item>
        <text:list-item>
          <text:p text:style-name="P10">Bottom-left: previous it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oncep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8-12-17T23:43:25.224000000</dc:date>
    <meta:editing-duration>PT1H18M33S</meta:editing-duration>
    <meta:editing-cycles>40</meta:editing-cycles>
    <meta:generator>LibreOffice/6.1.2.1$Windows_X86_64 LibreOffice_project/65905a128db06ba48db947242809d14d3f9a93fe</meta:generator>
    <dc:creator>Michele Maione</dc:creator>
    <meta:document-statistic meta:table-count="1" meta:image-count="0" meta:object-count="0" meta:page-count="1" meta:paragraph-count="26" meta:word-count="239" meta:character-count="1413" meta:non-whitespace-character-count="1210"/>
    <meta:template xlink:type="simple" xlink:actuate="onRequest" xlink:title="" xlink:href="../MasterGameDesignDocument.odm" meta:date="2018-12-17T23:42:55.358000000"/>
  </office:meta>
</office:document-meta>
</file>